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3bef" officeooo:paragraph-rsid="001c3bef"/>
    </style:style>
    <style:style style:name="P2" style:family="paragraph" style:parent-style-name="Standard" style:list-style-name="L1">
      <style:text-properties officeooo:rsid="002dc3a1" officeooo:paragraph-rsid="002dc3a1"/>
    </style:style>
    <style:style style:name="P3" style:family="paragraph" style:parent-style-name="Standard" style:list-style-name="L1">
      <style:text-properties officeooo:rsid="002dc3a1" officeooo:paragraph-rsid="0048a39f"/>
    </style:style>
    <style:style style:name="P4" style:family="paragraph" style:parent-style-name="Standard" style:list-style-name="L1">
      <style:text-properties officeooo:rsid="002dcd70" officeooo:paragraph-rsid="002dcd70"/>
    </style:style>
    <style:style style:name="P5" style:family="paragraph" style:parent-style-name="Standard" style:list-style-name="L1">
      <style:text-properties officeooo:rsid="002f92b4" officeooo:paragraph-rsid="002f92b4"/>
    </style:style>
    <style:style style:name="P6" style:family="paragraph" style:parent-style-name="Standard" style:list-style-name="L1">
      <style:text-properties officeooo:rsid="00222046" officeooo:paragraph-rsid="0031df9b"/>
    </style:style>
    <style:style style:name="P7" style:family="paragraph" style:parent-style-name="Standard" style:list-style-name="L1">
      <style:text-properties officeooo:rsid="00222046" officeooo:paragraph-rsid="00222046"/>
    </style:style>
    <style:style style:name="P8" style:family="paragraph" style:parent-style-name="Standard" style:list-style-name="L1">
      <style:text-properties officeooo:rsid="00222046" officeooo:paragraph-rsid="0046ad59"/>
    </style:style>
    <style:style style:name="P9" style:family="paragraph" style:parent-style-name="Standard" style:list-style-name="L1">
      <style:text-properties officeooo:rsid="00222046" officeooo:paragraph-rsid="00570c99"/>
    </style:style>
    <style:style style:name="P10" style:family="paragraph" style:parent-style-name="Standard" style:list-style-name="L1">
      <style:text-properties officeooo:rsid="00240226" officeooo:paragraph-rsid="00322d02"/>
    </style:style>
    <style:style style:name="P11" style:family="paragraph" style:parent-style-name="Standard" style:list-style-name="L1">
      <style:text-properties officeooo:rsid="00322d02" officeooo:paragraph-rsid="00322d02"/>
    </style:style>
    <style:style style:name="P12" style:family="paragraph" style:parent-style-name="Standard" style:list-style-name="L1">
      <style:text-properties officeooo:rsid="0027115e" officeooo:paragraph-rsid="0027115e"/>
    </style:style>
    <style:style style:name="P13" style:family="paragraph" style:parent-style-name="Standard" style:list-style-name="L1">
      <style:text-properties officeooo:rsid="0028bce7" officeooo:paragraph-rsid="0028bce7"/>
    </style:style>
    <style:style style:name="P14" style:family="paragraph" style:parent-style-name="Standard" style:list-style-name="L1">
      <style:text-properties officeooo:rsid="002aa095" officeooo:paragraph-rsid="002aa095"/>
    </style:style>
    <style:style style:name="P15" style:family="paragraph" style:parent-style-name="Standard" style:list-style-name="L1">
      <style:text-properties officeooo:rsid="002bec7f" officeooo:paragraph-rsid="002bec7f"/>
    </style:style>
    <style:style style:name="P16" style:family="paragraph" style:parent-style-name="Standard" style:list-style-name="L1">
      <style:text-properties officeooo:rsid="00380f51" officeooo:paragraph-rsid="00380f51"/>
    </style:style>
    <style:style style:name="P17" style:family="paragraph" style:parent-style-name="Standard" style:list-style-name="L1">
      <style:text-properties officeooo:rsid="0039f3b1" officeooo:paragraph-rsid="0039f3b1"/>
    </style:style>
    <style:style style:name="P18" style:family="paragraph" style:parent-style-name="Standard" style:list-style-name="L1">
      <style:text-properties officeooo:rsid="004aa317" officeooo:paragraph-rsid="004aa317"/>
    </style:style>
    <style:style style:name="P19" style:family="paragraph" style:parent-style-name="Standard" style:list-style-name="L1">
      <style:text-properties officeooo:rsid="004e688a" officeooo:paragraph-rsid="004e688a"/>
    </style:style>
    <style:style style:name="P20" style:family="paragraph" style:parent-style-name="Standard" style:list-style-name="L1">
      <style:text-properties officeooo:rsid="004edf80" officeooo:paragraph-rsid="004edf80"/>
    </style:style>
    <style:style style:name="P21" style:family="paragraph" style:parent-style-name="Standard">
      <style:text-properties officeooo:rsid="00514afb" officeooo:paragraph-rsid="00514afb"/>
    </style:style>
    <style:style style:name="P22" style:family="paragraph" style:parent-style-name="Standard" style:list-style-name="L1">
      <style:text-properties officeooo:rsid="0055c5d2" officeooo:paragraph-rsid="0055c5d2"/>
    </style:style>
    <style:style style:name="P23" style:family="paragraph" style:parent-style-name="Standard" style:list-style-name="L1">
      <style:paragraph-properties fo:break-before="page"/>
      <style:text-properties officeooo:rsid="004255e4" officeooo:paragraph-rsid="004255e4"/>
    </style:style>
    <style:style style:name="T1" style:family="text">
      <style:text-properties officeooo:rsid="001e021a"/>
    </style:style>
    <style:style style:name="T2" style:family="text">
      <style:text-properties officeooo:rsid="003096f1"/>
    </style:style>
    <style:style style:name="T3" style:family="text">
      <style:text-properties officeooo:rsid="00322d02"/>
    </style:style>
    <style:style style:name="T4" style:family="text">
      <style:text-properties officeooo:rsid="0033c49f"/>
    </style:style>
    <style:style style:name="T5" style:family="text">
      <style:text-properties officeooo:rsid="0035bdb2"/>
    </style:style>
    <style:style style:name="T6" style:family="text">
      <style:text-properties officeooo:rsid="003a7215"/>
    </style:style>
    <style:style style:name="T7" style:family="text">
      <style:text-properties officeooo:rsid="0045e4b0"/>
    </style:style>
    <style:style style:name="T8" style:family="text">
      <style:text-properties officeooo:rsid="004c90e8"/>
    </style:style>
    <style:style style:name="T9" style:family="text">
      <style:text-properties officeooo:rsid="004fd0ab"/>
    </style:style>
    <style:style style:name="T10" style:family="text">
      <style:text-properties officeooo:rsid="0053d7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30264978958174241" text:style-name="L1">
        <text:list-item>
          <text:p text:style-name="P1">Operating System <text:span text:style-name="T1">daily use</text:span></text:p>
          <text:list>
            <text:list-item>
              <text:p text:style-name="P2">Use Ubuntu Linux for daily use:</text:p>
              <text:list>
                <text:list-item>
                  <text:p text:style-name="P4"><text:span text:style-name="T3">b</text:span>rowse web pages</text:p>
                </text:list-item>
                <text:list-item>
                  <text:p text:style-name="P4"><text:span text:style-name="T3">w</text:span>atch Youtube movies</text:p>
                </text:list-item>
                <text:list-item>
                  <text:p text:style-name="P4"><text:span text:style-name="T3">d</text:span>ownload podcast from BBC Podcast</text:p>
                </text:list-item>
                <text:list-item>
                  <text:p text:style-name="P4"><text:span text:style-name="T3">l</text:span>isten to .mp3 music</text:p>
                </text:list-item>
                <text:list-item>
                  <text:p text:style-name="P4"><text:span text:style-name="T3">w</text:span>rite documents using the LibreOffice Writer</text:p>
                </text:list-item>
                <text:list-item>
                  <text:p text:style-name="P5"><text:span text:style-name="T3">pl</text:span>ay MAME games, <text:span text:style-name="T2">such as The King of The Fighters 1998 and so on...</text:span></text:p>
                </text:list-item>
              </text:list>
            </text:list-item>
            <text:list-item>
              <text:p text:style-name="P6">Use Terminal to automate daily operations, such as: </text:p>
              <text:list>
                <text:list-item>
                  <text:p text:style-name="P6">file operations</text:p>
                </text:list-item>
                <text:list-item>
                  <text:p text:style-name="P10">source code version control</text:p>
                </text:list-item>
                <text:list-item>
                  <text:p text:style-name="P22">debug and compile C, Java or Python codes</text:p>
                </text:list-item>
                <text:list-item>
                  <text:p text:style-name="P11">configure and customize the OS, and so on...</text:p>
                </text:list-item>
              </text:list>
            </text:list-item>
            <text:list-item>
              <text:p text:style-name="P7">Set up <text:span text:style-name="T4">the </text:span>developing environment<text:span text:style-name="T5">s</text:span>:</text:p>
              <text:list>
                <text:list-item>
                  <text:p text:style-name="P12">Set up Git, the distributed version control system</text:p>
                </text:list-item>
                <text:list-item>
                  <text:p text:style-name="P13">Set up Python developing environment</text:p>
                </text:list-item>
                <text:list-item>
                  <text:p text:style-name="P14">Set up Android developing environment</text:p>
                </text:list-item>
                <text:list-item>
                  <text:p text:style-name="P15">Document how those environments are set up</text:p>
                </text:list-item>
              </text:list>
            </text:list-item>
          </text:list>
        </text:list-item>
        <text:list-item>
          <text:p text:style-name="P16">Learn Python the programming language</text:p>
        </text:list-item>
        <text:list-item>
          <text:p text:style-name="P17">Learn <text:span text:style-name="T6">Django, the Python RESTful Web Framework</text:span></text:p>
        </text:list-item>
        <text:list-item text:start-value="1">
          <text:p text:style-name="P23">Operating System daily use</text:p>
          <text:list>
            <text:list-item>
              <text:p text:style-name="P3">Use Ubuntu Linux for daily use:</text:p>
              <text:list>
                <text:list-item>
                  <text:p text:style-name="P3"><text:span text:style-name="T7">I'm already quite used to Ubuntu Linux for daily use, and quite like it</text:span></text:p>
                </text:list-item>
                <text:list-item>
                  <text:p text:style-name="P18">I'll <text:span text:style-name="T9">keep</text:span> us<text:span text:style-name="T9">ing</text:span> Ubuntu Linux <text:span text:style-name="T8">as my primary OS in my spare time, learning it by using it</text:span> </text:p>
                </text:list-item>
              </text:list>
            </text:list-item>
            <text:list-item>
              <text:p text:style-name="P8">Use Terminal to automate daily operations</text:p>
              <text:list>
                <text:list-item>
                  <text:p text:style-name="P19">Learning resource:</text:p>
                  <text:list>
                    <text:list-item>
                      <text:p text:style-name="P20">Official website:<text:a xlink:type="simple" xlink:href="https://help.ubuntu.com/community/UsingTheTerminal">https://help.ubuntu.com/community/UsingTheTerminal</text:a>, <text:span text:style-name="T10">which is a brief introduction to the basic commands</text:span></text:p>
                    </text:list-item>
                  </text:list>
                </text:list-item>
              </text:list>
            </text:list-item>
            <text:list-item>
              <text:p text:style-name="P9">Set up <text:span text:style-name="T4">the </text:span>developing environment<text:span text:style-name="T5">s</text:span>:</text:p>
              <text:list>
                <text:list-item>
                  <text:p text:style-name="P9"/>
                </text:list-item>
              </text:list>
            </text:list-item>
          </text:list>
        </text:list-item>
      </text:list>
      <text:p text:style-name="P21"><text:tab/><text:tab/></text:p>
      <text:list xml:id="list120416202327020" text:continue-numbering="true" text:style-name="L1">
        <text:list-item>
          <text:list>
            <text:list-item>
              <text:list>
                <text:list-header>
                  <text:p text:style-name="P19"/>
                </text:list-header>
              </text:list>
              <text:p text:style-name="P8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09:49:13.562375510</meta:creation-date>
    <meta:generator>LibreOffice/4.2.4.2$Linux_X86_64 LibreOffice_project/420m0$Build-2</meta:generator>
    <dc:date>2014-06-25T12:04:15.534811208</dc:date>
    <meta:editing-duration>PT1H54M44S</meta:editing-duration>
    <meta:editing-cycles>57</meta:editing-cycles>
    <meta:document-statistic meta:table-count="0" meta:image-count="0" meta:object-count="0" meta:page-count="2" meta:paragraph-count="31" meta:word-count="213" meta:character-count="1192" meta:non-whitespace-character-count="1033"/>
  </office:meta>
</office:document-meta>
</file>